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no-wrap" fo:border-left="2.49pt solid #000000" fo:border-right="none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n. sigarett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V(litri)</text:p>
          </table:table-cell>
          <table:table-cell table:number-columns-repeated="2" table:style-name="ce13" office:value-type="float" office:value="6.5" calcext:value-type="float">
            <text:p>6,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.9" calcext:value-type="float">
            <text:p>5,9</text:p>
          </table:table-cell>
          <table:table-cell table:number-columns-repeated="2" table:style-name="ce13" office:value-type="float" office:value="5.5" calcext:value-type="float">
            <text:p>5,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4.4" calcext:value-type="float">
            <text:p>4,4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3.5" calcext:value-type="float">
            <text:p>3,5</text:p>
          </table:table-cell>
          <table:table-cell table:style-name="ce13" office:value-type="float" office:value="3.4" calcext:value-type="float">
            <text:p>3,4</text:p>
          </table:table-cell>
          <table:table-cell table:style-name="ce13" office:value-type="float" office:value="3.2" calcext:value-type="float">
            <text:p>3,2</text:p>
          </table:table-cell>
          <table:table-cell table:style-name="ce13" office:value-type="float" office:value="2.8" calcext:value-type="float">
            <text:p>2,8</text:p>
          </table:table-cell>
          <table:table-cell table:style-name="ce26" office:value-type="float" office:value="2.5" calcext:value-type="float">
            <text:p>2,5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" office:value-type="string" calcext:value-type="string">
            <text:p>Covarianza</text:p>
          </table:table-cell>
          <table:table-cell table:style-name="ce14" table:formula="of:=COVAR([.B5:.Q5];[.B4:.Q4])" office:value-type="float" office:value="-5.75625" calcext:value-type="float">
            <text:p>-5,75625</text:p>
          </table:table-cell>
          <table:table-cell/>
          <table:table-cell table:style-name="ce23" office:value-type="string" calcext:value-type="string" table:number-columns-spanned="6" table:number-rows-spanned="1">
            <text:p>La covarianza è minore di zero per cui i dati sono correlati negativamente.</text:p>
          </table:table-cell>
          <table:covered-table-cell table:number-columns-repeated="5" table:style-name="ce23"/>
          <table:table-cell table:style-name="ce23"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Pearson</text:p>
          </table:table-cell>
          <table:table-cell table:style-name="ce15" table:formula="of:=PEARSON([.B4:.Q4];[.B5:.Q5])" office:value-type="float" office:value="-0.981833928646862" calcext:value-type="float">
            <text:p>-0,981833928646862</text:p>
          </table:table-cell>
          <table:table-cell/>
          <table:table-cell table:style-name="ce23" office:value-type="string" calcext:value-type="string" table:number-columns-spanned="8" table:number-rows-spanned="1">
            <text:p>Il valore assoluto del coeff. di Pearson è vicino ad 1 per cui i dati sono sovrapponibili alla retta di regressione</text:p>
          </table:table-cell>
          <table:covered-table-cell table:number-columns-repeated="7" table:style-name="ce23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3" table:number-rows-spanned="1">
            <text:p>Retta di regressione</text:p>
          </table:table-cell>
          <table:covered-table-cell table:style-name="ce16"/>
          <table:covered-table-cell table:style-name="ce21"/>
          <table:table-cell table:style-name="ce16" office:value-type="string" calcext:value-type="string">
            <text:p>m</text:p>
          </table:table-cell>
          <table:table-cell table:style-name="ce24" office:value-type="string" calcext:value-type="string">
            <text:p>q</text:p>
          </table:table-cell>
          <table:table-cell table:number-columns-repeated="1019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17"/>
          <table:table-cell table:style-name="ce17" table:formula="of:=SLOPE([.B5:.Q5]; [.B4:.Q4])" office:value-type="float" office:value="-0.270882352941176" calcext:value-type="float">
            <text:p>-0,270882352941176</text:p>
          </table:table-cell>
          <table:table-cell table:style-name="ce15" table:formula="of:=INTERCEPT([.B5:.Q5];[.B4:.Q4])" office:value-type="float" office:value="6.8525" calcext:value-type="float">
            <text:p>6,85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CV(litri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visione(X=20)</text:p>
          </table:table-cell>
          <table:table-cell table:style-name="ce18" table:formula="of:=TREND([.B5:.Q5];[.B4:.Q4];20)" office:value-type="float" office:value="1.43485294117647" calcext:value-type="float">
            <text:p>1,4348529411764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2" table:number-rows-spanned="1">
            <text:p>Dati</text:p>
          </table:table-cell>
          <table:covered-table-cell table:style-name="ce14"/>
          <table:table-cell table:number-columns-repeated="1022"/>
        </table:table-row>
        <table:table-row table:style-name="ro2">
          <table:table-cell table:style-name="ce10" office:value-type="string" calcext:value-type="string">
            <text:p>N. adulti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edia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ev. Stand.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Percentuale</text:p>
          </table:table-cell>
          <table:table-cell table:style-name="ce20" office:value-type="percentage" office:value="0.9" calcext:value-type="percentage">
            <text:p>90,00%</text:p>
          </table:table-cell>
          <table:table-cell table:style-name="ce22" office:value-type="percentage" office:value="0.95" calcext:value-type="percentage">
            <text:p>95,00%</text:p>
          </table:table-cell>
          <table:table-cell/>
          <table:table-cell table:style-name="ce9" office:value-type="string" calcext:value-type="string" table:number-columns-spanned="3" table:number-rows-spanned="1">
            <text:p>Intevallo confidenza 90%</text:p>
          </table:table-cell>
          <table:covered-table-cell table:style-name="ce16"/>
          <table:covered-table-cell table:style-name="ce14"/>
          <table:table-cell/>
          <table:table-cell table:style-name="ce9" office:value-type="string" calcext:value-type="string" table:number-columns-spanned="3" table:number-rows-spanned="1">
            <text:p>Intevallo confidenza 95%</text:p>
          </table:table-cell>
          <table:covered-table-cell table:style-name="ce16"/>
          <table:covered-table-cell table:style-name="ce14"/>
          <table:table-cell table:style-name="Default"/>
          <table:table-cell table:number-columns-repeated="1012"/>
        </table:table-row>
        <table:table-row table:style-name="ro2">
          <table:table-cell table:style-name="ce6" office:value-type="string" calcext:value-type="string">
            <text:p>Confidenza</text:p>
          </table:table-cell>
          <table:table-cell table:style-name="ce17" table:formula="of:=CONFIDENCE(0.1;[.B25];[.B23])" office:value-type="float" office:value="0.913807570528595" calcext:value-type="float">
            <text:p>0,913807570528595</text:p>
          </table:table-cell>
          <table:table-cell table:style-name="ce15" table:formula="of:=CONFIDENCE(0.05;[.B25];[.B23])" office:value-type="float" office:value="1.08886888030003" calcext:value-type="float">
            <text:p>1,08886888030003</text:p>
          </table:table-cell>
          <table:table-cell/>
          <table:table-cell table:style-name="ce7" table:formula="of:=[.B24]-[.B29]" office:value-type="float" office:value="79.0861924294714" calcext:value-type="float">
            <text:p>79,0861924294714</text:p>
          </table:table-cell>
          <table:table-cell table:style-name="ce17" office:value-type="string" calcext:value-type="string">
            <text:p>-</text:p>
          </table:table-cell>
          <table:table-cell table:style-name="ce15" table:formula="of:=[.B24]+[.B29]" office:value-type="float" office:value="80.9138075705286" calcext:value-type="float">
            <text:p>80,9138075705286</text:p>
          </table:table-cell>
          <table:table-cell/>
          <table:table-cell table:style-name="ce7" table:formula="of:=[.B24]-[.C29]" office:value-type="float" office:value="78.9111311197" calcext:value-type="float">
            <text:p>78,9111311197</text:p>
          </table:table-cell>
          <table:table-cell table:style-name="ce17" office:value-type="string" calcext:value-type="string">
            <text:p>-</text:p>
          </table:table-cell>
          <table:table-cell table:style-name="ce15" table:formula="of:=[.B24]+[.C29]" office:value-type="float" office:value="81.0888688803" calcext:value-type="float">
            <text:p>81,0888688803</text:p>
          </table:table-cell>
          <table:table-cell table:style-name="Default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5:49:41.704545468</meta:creation-date>
    <dc:date>2021-02-15T16:30:41.838320216</dc:date>
    <meta:editing-duration>PT40M44S</meta:editing-duration>
    <meta:editing-cycles>33</meta:editing-cycles>
    <meta:generator>LibreOffice/7.1.0.3$Linux_X86_64 LibreOffice_project/10$Build-3</meta:generator>
    <meta:document-statistic meta:table-count="1" meta:cell-count="71" meta:object-count="0"/>
  </office:meta>
</office:document-meta>
</file>